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" fo:font-size="10pt" officeooo:rsid="00079c0c" officeooo:paragraph-rsid="00079c0c" style:font-name-asian="Arial" style:font-size-asian="10pt" style:font-name-complex="Arial" style:font-size-complex="10pt"/>
    </style:style>
    <style:style style:name="P16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style:text-autospace="none"/>
      <style:text-properties style:font-name="Arial" fo:font-size="10pt" officeooo:paragraph-rsid="00079c0c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c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15">A-102-18</text:p>
      <text:p text:style-name="P2"/>
      <text:p text:style-name="P11"/>
      <text:p text:style-name="P10">FEDERAL COURT OF <text:span text:style-name="T2">APPEAL OF </text:span>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<text:span text:style-name="T2">Appellant (</text:span>Plaintiff<text:span text:style-name="T2">)</text:span></text:p>
      <text:p text:style-name="P11"/>
      <text:p text:style-name="P8">and</text:p>
      <text:p text:style-name="P11"/>
      <text:p text:style-name="P10">Minister of Public Safety and Emergency Preparedness</text:p>
      <text:p text:style-name="P5"><text:span text:style-name="T2">Respondent (</text:span>Defendant<text:span text:style-name="T2">)</text:span></text:p>
      <text:p text:style-name="P4"/>
      <text:p text:style-name="P4">AFFIDAVIT OF SERVICE</text:p>
      <text:p text:style-name="P12"/>
      <text:p text:style-name="P6"/>
      <text:p text:style-name="P6"><text:tab/>I, Radu Hociung, of the City of <text:span text:style-name="T2">Playa Del Carmen</text:span> in the <text:span text:style-name="T2">Quintana Roo State of Mexico,</text:span> SWEAR THAT:</text:p>
      <text:p text:style-name="P6"/>
      <text:p text:style-name="P17">I served Minister of Public Safety and Emergency Preparedness with <text:span text:style-name="T2">Appeal Book</text:span> by sending a copy by <text:span text:style-name="T2">FedEx, a courier</text:span> to Eric Peterson, solicitor for the <text:span text:style-name="T2">Respondent</text:span>, at <text:span text:style-name="T2">the </text:span>Department of Justice, The Exchange Tower, 130 King Street West, Suite 3400, Box 36, Toronto Ontario, M5X 1K6</text:p>
      <text:p text:style-name="P17"/>
      <text:p text:style-name="P17">The copy was given to the courier on <text:span text:style-name="T2">May 16, 2018</text:span>.</text:p>
      <text:p text:style-name="P3"/>
      <text:p text:style-name="P3">Sworn before me at the City of <text:span text:style-name="T2">Toronto</text:span> in the <text:span text:style-name="T2">Ontario, Canada</text:span> on <text:span text:style-name="T2">May 28,</text:span> 201<text:span text:style-name="T2">8</text:span>.</text:p>
      <text:p text:style-name="P3"/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Panajachel en el Departamento Solola de Guatemala, JURAMOS QUE:</text:p>
      <text:p text:style-name="P6"/>
      <text:p text:style-name="P3">He servido al Ministro de Seguridad Pública y Preparación de Emergencias con Moción de Reclamo para Moción de Permiso para Enmendar la Declaración de Reclamación enviando una copia por fax el 21 de febrero de 2017 a Eric Peterson, abogado de la Demandada, al (416) 973-5004</text:p>
      <text:p text:style-name="P3"/>
      <text:p text:style-name="P3">Jurado ante mí en la Ciudad de Panajachel en el Departamento de Solola de Guatemala el 21 de febrer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8-05-28T12:13:46.179000000</dc:date>
    <meta:generator>LibreOffice/5.0.6.3$Windows_x86 LibreOffice_project/490fc03b25318460cfc54456516ea2519c11d1aa</meta:generator>
    <meta:editing-duration>PT3H1M21S</meta:editing-duration>
    <meta:editing-cycles>7</meta:editing-cycles>
    <meta:document-statistic meta:table-count="0" meta:image-count="0" meta:object-count="0" meta:page-count="2" meta:paragraph-count="43" meta:word-count="273" meta:character-count="1725" meta:non-whitespace-character-count="1489"/>
  </office:meta>
</office:document-meta>
</file>